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list-style-name="L3">
      <style:paragraph-properties fo:line-height="115%"/>
      <style:text-properties officeooo:rsid="000480c3" officeooo:paragraph-rsid="000480c3"/>
    </style:style>
    <style:style style:name="P2" style:family="paragraph" style:parent-style-name="Standard">
      <style:paragraph-properties fo:line-height="115%"/>
      <style:text-properties fo:language="en" fo:country="US" style:text-underline-style="none" fo:font-weight="bold" officeooo:rsid="000a8a45" officeooo:paragraph-rsid="000a8a45" style:font-weight-asian="bold" style:font-weight-complex="bold"/>
    </style:style>
    <style:style style:name="P3" style:family="paragraph" style:parent-style-name="Standard">
      <style:paragraph-properties fo:line-height="115%" fo:text-align="justify" style:justify-single-word="false"/>
      <style:text-properties fo:language="en" fo:country="US" officeooo:rsid="000756ab" officeooo:paragraph-rsid="000756ab"/>
    </style:style>
    <style:style style:name="P4" style:family="paragraph" style:parent-style-name="Standard">
      <style:paragraph-properties fo:line-height="115%"/>
      <style:text-properties fo:language="en" fo:country="US" fo:font-weight="bold" officeooo:rsid="0005ccda" officeooo:paragraph-rsid="000480c3" style:font-weight-asian="bold" style:font-weight-complex="bold"/>
    </style:style>
    <style:style style:name="P5" style:family="paragraph" style:parent-style-name="Standard">
      <style:paragraph-properties fo:line-height="115%" fo:text-align="justify" style:justify-single-word="false"/>
      <style:text-properties fo:language="en" fo:country="US" fo:font-weight="bold" officeooo:rsid="0005ccda" officeooo:paragraph-rsid="000480c3" style:font-weight-asian="bold" style:font-weight-complex="bold"/>
    </style:style>
    <style:style style:name="P6" style:family="paragraph" style:parent-style-name="Standard">
      <style:paragraph-properties fo:line-height="115%"/>
      <style:text-properties fo:language="en" fo:country="US" fo:font-weight="bold" officeooo:rsid="0008e08e" officeooo:paragraph-rsid="0008e08e" style:font-weight-asian="bold" style:font-weight-complex="bold"/>
    </style:style>
    <style:style style:name="P7" style:family="paragraph" style:parent-style-name="Standard">
      <style:paragraph-properties fo:line-height="115%" fo:text-align="justify" style:justify-single-word="false"/>
      <style:text-properties fo:language="en" fo:country="US" fo:font-weight="bold" officeooo:rsid="000b0779" officeooo:paragraph-rsid="000b0779" style:font-weight-asian="bold" style:font-weight-complex="bold"/>
    </style:style>
    <style:style style:name="P8" style:family="paragraph" style:parent-style-name="Standard">
      <style:paragraph-properties fo:line-height="115%" fo:text-align="justify" style:justify-single-word="false"/>
      <style:text-properties fo:language="en" fo:country="US" fo:font-weight="bold" officeooo:rsid="000baa32" officeooo:paragraph-rsid="000baa32" style:font-weight-asian="bold" style:font-weight-complex="bold"/>
    </style:style>
    <style:style style:name="P9" style:family="paragraph" style:parent-style-name="Standard">
      <style:paragraph-properties fo:line-height="115%" fo:text-align="justify" style:justify-single-word="false"/>
      <style:text-properties fo:language="en" fo:country="US" fo:font-weight="bold" officeooo:rsid="000decda" officeooo:paragraph-rsid="000decda" style:font-weight-asian="bold" style:font-weight-complex="bold"/>
    </style:style>
    <style:style style:name="P10" style:family="paragraph" style:parent-style-name="Standard">
      <style:paragraph-properties fo:line-height="115%" fo:text-align="justify" style:justify-single-word="false"/>
      <style:text-properties fo:language="en" fo:country="US" fo:font-weight="bold" officeooo:rsid="001562ae" officeooo:paragraph-rsid="001562ae" style:font-weight-asian="bold" style:font-weight-complex="bold"/>
    </style:style>
    <style:style style:name="P11" style:family="paragraph" style:parent-style-name="Standard">
      <style:paragraph-properties fo:line-height="115%"/>
      <style:text-properties fo:language="en" fo:country="US" fo:font-weight="bold" officeooo:rsid="0007e137" officeooo:paragraph-rsid="0021c9c4" style:font-weight-asian="bold" style:font-weight-complex="bold"/>
    </style:style>
    <style:style style:name="P12" style:family="paragraph" style:parent-style-name="Standard">
      <style:paragraph-properties fo:line-height="115%"/>
      <style:text-properties fo:language="en" fo:country="US" fo:font-weight="bold" officeooo:rsid="00205f9f" officeooo:paragraph-rsid="00205f9f" style:font-weight-asian="bold" style:font-weight-complex="bold"/>
    </style:style>
    <style:style style:name="P13" style:family="paragraph" style:parent-style-name="Standard">
      <style:paragraph-properties fo:line-height="115%"/>
      <style:text-properties fo:language="en" fo:country="US" fo:font-weight="bold" officeooo:rsid="0021c9c4" officeooo:paragraph-rsid="0021c9c4" style:font-weight-asian="bold" style:font-weight-complex="bold"/>
    </style:style>
    <style:style style:name="P14" style:family="paragraph" style:parent-style-name="Standard">
      <style:paragraph-properties fo:line-height="115%"/>
      <style:text-properties fo:language="en" fo:country="US" fo:font-weight="bold" officeooo:rsid="0024aa4e" officeooo:paragraph-rsid="0021c9c4" style:font-weight-asian="bold" style:font-weight-complex="bold"/>
    </style:style>
    <style:style style:name="P15" style:family="paragraph" style:parent-style-name="Standard">
      <style:paragraph-properties fo:line-height="115%" fo:text-align="justify" style:justify-single-word="false"/>
      <style:text-properties fo:language="en" fo:country="US" fo:font-weight="normal" officeooo:rsid="0005ccda" officeooo:paragraph-rsid="000480c3" style:font-weight-asian="normal" style:font-weight-complex="normal"/>
    </style:style>
    <style:style style:name="P16" style:family="paragraph" style:parent-style-name="Standard">
      <style:paragraph-properties fo:line-height="115%"/>
      <style:text-properties fo:language="en" fo:country="US" fo:font-weight="normal" officeooo:rsid="0005ccda" officeooo:paragraph-rsid="000480c3" style:font-weight-asian="normal" style:font-weight-complex="normal"/>
    </style:style>
    <style:style style:name="P17" style:family="paragraph" style:parent-style-name="Standard">
      <style:paragraph-properties fo:line-height="115%" fo:text-align="justify" style:justify-single-word="false"/>
      <style:text-properties fo:language="en" fo:country="US" fo:font-weight="normal" officeooo:rsid="000b0779" officeooo:paragraph-rsid="000b0779" style:font-weight-asian="normal" style:font-weight-complex="normal"/>
    </style:style>
    <style:style style:name="P18" style:family="paragraph" style:parent-style-name="Standard">
      <style:paragraph-properties fo:line-height="115%" fo:text-align="justify" style:justify-single-word="false"/>
      <style:text-properties fo:language="en" fo:country="US" fo:font-weight="normal" officeooo:rsid="0008e08e" officeooo:paragraph-rsid="0008e08e" style:font-weight-asian="normal" style:font-weight-complex="normal"/>
    </style:style>
    <style:style style:name="P19" style:family="paragraph" style:parent-style-name="Standard">
      <style:paragraph-properties fo:line-height="115%" fo:text-align="justify" style:justify-single-word="false"/>
      <style:text-properties fo:language="en" fo:country="US" fo:font-weight="normal" officeooo:rsid="000a3f92" officeooo:paragraph-rsid="000a8a45" style:font-weight-asian="normal" style:font-weight-complex="normal"/>
    </style:style>
    <style:style style:name="P20" style:family="paragraph" style:parent-style-name="Standard">
      <style:paragraph-properties fo:line-height="115%" fo:text-align="justify" style:justify-single-word="false"/>
      <style:text-properties fo:language="en" fo:country="US" fo:font-weight="normal" officeooo:rsid="000baa32" officeooo:paragraph-rsid="000baa32" style:font-weight-asian="normal" style:font-weight-complex="normal"/>
    </style:style>
    <style:style style:name="P21" style:family="paragraph" style:parent-style-name="Standard">
      <style:paragraph-properties fo:line-height="115%" fo:text-align="justify" style:justify-single-word="false"/>
      <style:text-properties fo:language="en" fo:country="US" fo:font-weight="normal" officeooo:rsid="000fa630" officeooo:paragraph-rsid="000fa630" style:font-weight-asian="normal" style:font-weight-complex="normal"/>
    </style:style>
    <style:style style:name="P22" style:family="paragraph" style:parent-style-name="Standard">
      <style:paragraph-properties fo:line-height="115%" fo:text-align="justify" style:justify-single-word="false"/>
      <style:text-properties fo:language="en" fo:country="US" fo:font-weight="normal" officeooo:rsid="0013e28c" officeooo:paragraph-rsid="0013e28c" style:font-weight-asian="normal" style:font-weight-complex="normal"/>
    </style:style>
    <style:style style:name="P23" style:family="paragraph" style:parent-style-name="Standard">
      <style:paragraph-properties fo:line-height="115%" fo:text-align="justify" style:justify-single-word="false"/>
      <style:text-properties fo:language="en" fo:country="US" fo:font-weight="normal" officeooo:rsid="001562ae" officeooo:paragraph-rsid="001562ae" style:font-weight-asian="normal" style:font-weight-complex="normal"/>
    </style:style>
    <style:style style:name="P24" style:family="paragraph" style:parent-style-name="Standard">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25" style:family="paragraph" style:parent-style-name="Standard" style:list-style-name="L1">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26" style:family="paragraph" style:parent-style-name="Standard">
      <style:paragraph-properties fo:line-height="115%" fo:text-align="justify" style:justify-single-word="false"/>
      <style:text-properties fo:language="en" fo:country="US" fo:font-weight="normal" officeooo:rsid="00187216" officeooo:paragraph-rsid="00187216" style:font-weight-asian="normal" style:font-weight-complex="normal"/>
    </style:style>
    <style:style style:name="P27" style:family="paragraph" style:parent-style-name="Standard">
      <style:paragraph-properties fo:line-height="115%"/>
      <style:text-properties fo:language="en" fo:country="US" fo:font-weight="normal" officeooo:rsid="0021c9c4" officeooo:paragraph-rsid="0021c9c4" style:font-weight-asian="normal" style:font-weight-complex="normal"/>
    </style:style>
    <style:style style:name="P28" style:family="paragraph" style:parent-style-name="Standard">
      <style:paragraph-properties fo:line-height="115%" fo:text-align="justify" style:justify-single-word="false"/>
      <style:text-properties fo:language="en" fo:country="US" fo:font-style="normal" fo:font-weight="normal" officeooo:rsid="0008e08e" officeooo:paragraph-rsid="0008e08e"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language="en" fo:country="US" fo:font-style="normal" fo:font-weight="normal" officeooo:rsid="0018ac1c" officeooo:paragraph-rsid="0018ac1c"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language="en" fo:country="US" fo:font-style="normal" fo:font-weight="normal" officeooo:rsid="0018ac1c" officeooo:paragraph-rsid="00187216"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language="en" fo:country="US" fo:font-style="normal" fo:font-weight="normal" officeooo:rsid="001934ea" officeooo:paragraph-rsid="001934ea"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language="en" fo:country="US" fo:font-style="normal" fo:font-weight="normal" officeooo:rsid="001a2654" officeooo:paragraph-rsid="001a2654" style:font-style-asian="normal" style:font-weight-asian="normal" style:font-style-complex="normal" style:font-weight-complex="normal"/>
    </style:style>
    <style:style style:name="P33" style:family="paragraph" style:parent-style-name="Standard">
      <style:paragraph-properties fo:line-height="115%"/>
      <style:text-properties fo:language="en" fo:country="US" fo:font-style="normal" fo:font-weight="normal" officeooo:rsid="001a2654" officeooo:paragraph-rsid="001a2654" style:font-style-asian="normal" style:font-weight-asian="normal" style:font-style-complex="normal" style:font-weight-complex="normal"/>
    </style:style>
    <style:style style:name="P34" style:family="paragraph" style:parent-style-name="Standard">
      <style:paragraph-properties fo:line-height="115%"/>
      <style:text-properties fo:language="en" fo:country="US" fo:font-style="normal" fo:font-weight="normal" officeooo:rsid="001befe6" officeooo:paragraph-rsid="001befe6"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36" style:family="paragraph" style:parent-style-name="Standard" style:list-style-name="L2">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language="en" fo:country="US" fo:font-style="normal" fo:font-weight="normal" officeooo:rsid="001e8982" officeooo:paragraph-rsid="001e8982"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language="en" fo:country="US" fo:font-style="normal" fo:font-weight="bold" officeooo:rsid="001a2654" officeooo:paragraph-rsid="001a2654"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language="en" fo:country="US"/>
    </style:style>
    <style:style style:name="P40" style:family="paragraph" style:parent-style-name="Standard">
      <style:paragraph-properties fo:line-height="115%"/>
      <style:text-properties fo:language="en" fo:country="US" officeooo:paragraph-rsid="0021c9c4"/>
    </style:style>
    <style:style style:name="P41" style:family="paragraph" style:parent-style-name="Standard">
      <style:paragraph-properties fo:line-height="115%"/>
      <style:text-properties fo:language="en" fo:country="US" officeooo:rsid="00205f9f" officeooo:paragraph-rsid="00205f9f"/>
    </style:style>
    <style:style style:name="P42" style:family="paragraph" style:parent-style-name="Standard" style:list-style-name="L3">
      <style:paragraph-properties fo:line-height="115%"/>
      <style:text-properties fo:language="en" fo:country="US" officeooo:rsid="000480c3" officeooo:paragraph-rsid="000480c3"/>
    </style:style>
    <style:style style:name="P43" style:family="paragraph" style:parent-style-name="Standard" style:list-style-name="L3">
      <style:paragraph-properties fo:line-height="115%"/>
      <style:text-properties fo:language="en" fo:country="US" officeooo:rsid="0005ccda" officeooo:paragraph-rsid="0005ccda"/>
    </style:style>
    <style:style style:name="P44" style:family="paragraph" style:parent-style-name="Standard" style:list-style-name="L3">
      <style:paragraph-properties fo:line-height="115%"/>
      <style:text-properties fo:language="en" fo:country="US" officeooo:rsid="0005dacf" officeooo:paragraph-rsid="0005dacf"/>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italic" officeooo:rsid="0018ac1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a3f92" style:font-style-asian="normal" style:font-style-complex="normal"/>
    </style:style>
    <style:style style:name="T8" style:family="text">
      <style:text-properties fo:font-style="normal" officeooo:rsid="000a8a45" style:font-style-asian="normal" style:font-style-complex="normal"/>
    </style:style>
    <style:style style:name="T9" style:family="text">
      <style:text-properties fo:font-style="normal" officeooo:rsid="0018ac1c" style:font-style-asian="normal" style:font-style-complex="normal"/>
    </style:style>
    <style:style style:name="T10" style:family="text">
      <style:text-properties fo:font-style="normal" fo:font-weight="bold" officeooo:rsid="0018ac1c" style:font-style-asian="normal" style:font-weight-asian="bold" style:font-style-complex="normal" style:font-weight-complex="bold"/>
    </style:style>
    <style:style style:name="T11" style:family="text">
      <style:text-properties officeooo:rsid="000a8a45"/>
    </style:style>
    <style:style style:name="T12" style:family="text">
      <style:text-properties officeooo:rsid="000b7440"/>
    </style:style>
    <style:style style:name="T13" style:family="text">
      <style:text-properties officeooo:rsid="000baa32"/>
    </style:style>
    <style:style style:name="T14" style:family="text">
      <style:text-properties officeooo:rsid="000c2e0a"/>
    </style:style>
    <style:style style:name="T15" style:family="text">
      <style:text-properties fo:font-weight="normal" officeooo:rsid="000c2e0a" style:font-weight-asian="normal" style:font-weight-complex="normal"/>
    </style:style>
    <style:style style:name="T16" style:family="text">
      <style:text-properties officeooo:rsid="0010de5f"/>
    </style:style>
    <style:style style:name="T17" style:family="text">
      <style:text-properties officeooo:rsid="001562ae"/>
    </style:style>
    <style:style style:name="T18" style:family="text">
      <style:text-properties fo:font-weight="bold" style:font-weight-asian="bold" style:font-weight-complex="bold"/>
    </style:style>
    <style:style style:name="T19" style:family="text">
      <style:text-properties fo:font-weight="bold" officeooo:rsid="0018ac1c" style:font-weight-asian="bold" style:font-weight-complex="bold"/>
    </style:style>
    <style:style style:name="T20" style:family="text">
      <style:text-properties fo:font-weight="bold" officeooo:rsid="00205f9f" style:font-weight-asian="bold" style:font-weight-complex="bold"/>
    </style:style>
    <style:style style:name="T21" style:family="text">
      <style:text-properties fo:font-weight="bold" officeooo:rsid="0007e137" style:font-weight-asian="bold" style:font-weight-complex="bold"/>
    </style:style>
    <style:style style:name="T22" style:family="text">
      <style:text-properties fo:font-weight="bold" officeooo:rsid="0021c9c4" style:font-weight-asian="bold" style:font-weight-complex="bold"/>
    </style:style>
    <style:style style:name="T23" style:family="text">
      <style:text-properties officeooo:rsid="001718e1"/>
    </style:style>
    <style:style style:name="T24" style:family="text">
      <style:text-properties officeooo:rsid="00183b99"/>
    </style:style>
    <style:style style:name="T25" style:family="text">
      <style:text-properties officeooo:rsid="0018ac1c"/>
    </style:style>
    <style:style style:name="T26" style:family="text">
      <style:text-properties officeooo:rsid="001affb9"/>
    </style:style>
    <style:style style:name="T27" style:family="text">
      <style:text-properties officeooo:rsid="001d82dd"/>
    </style:style>
    <style:style style:name="T28" style:family="text">
      <style:text-properties officeooo:rsid="001e8982"/>
    </style:style>
    <style:style style:name="T29" style:family="text">
      <style:text-properties officeooo:rsid="00226afc"/>
    </style:style>
    <style:style style:name="T30" style:family="text">
      <style:text-properties fo:language="en" fo:country="GB"/>
    </style:style>
    <style:style style:name="T31" style:family="text">
      <style:text-properties fo:language="en" fo:country="US"/>
    </style:style>
    <style:style style:name="T32" style:family="text">
      <style:text-properties officeooo:rsid="00239dad"/>
    </style:style>
    <style:style style:name="T33" style:family="text">
      <style:text-properties officeooo:rsid="0024aa4e"/>
    </style:style>
    <style:style style:name="T34" style:family="text">
      <style:text-properties officeooo:rsid="0025e3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3">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4"/>
      <text:p text:style-name="P6">What is MQTT</text:p>
      <text:p text:style-name="P15">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6"/>
      <text:p text:style-name="P17">Because MQTT is a protocol <text:span text:style-name="T12">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6"/>
      <text:p text:style-name="P6">What is Publish/<text:span text:style-name="T32">Subscribe</text:span></text:p>
      <text:p text:style-name="P18"><text:span text:style-name="T32">Publish</text:span>/Subscribe is a pattern for messaging in which message senders (<text:span text:style-name="T4">publishers</text:span><text:span text:style-name="T6">) and message receivers (</text:span><text:span text:style-name="T4">subscribers</text:span><text:span text:style-name="T6">) do not have any direct communication, or knowledge of each other. <text:s/>Instead of publishers sending messages to a specific known subscriber, they send (</text:span><text:span text:style-name="T4">publish</text:span><text:span text:style-name="T6">) messages to </text:span><text:span text:style-name="T4">topics</text:span><text:span text:style-name="T6">, which group/</text:span><text:span text:style-name="T7">filter</text:span><text:span text:style-name="T6"> messages into </text:span><text:span text:style-name="T7">named, logical, channels</text:span><text:span text:style-name="T6"> </text:span><text:span text:style-name="T7">on an MQTT server.</text:span></text:p>
      <text:p text:style-name="P28"/>
      <text:p text:style-name="P19"><text:span text:style-name="T6">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8">any</text:span><text:span text:style-name="T6"> subscribers </text:span><text:span text:style-name="T8">of the topic</text:span><text:span text:style-name="T6">. <text:s/></text:span><text:span text:style-name="T11">Note that unlike message queuing, this means that a published message may be delivered to more than one subscriber.</text:span></text:p>
      <text:p text:style-name="P19"/>
      <text:p text:style-name="P7">What is the Eclipse Paho project</text:p>
      <text:p text:style-name="P17">The Eclipse Paho project is a collection of open-source MQTT client implementations. <text:s/><text:span text:style-name="T13">There are clients available for a wide range of programming languages including, but not limited to, C, Java, JavaScript and C#.</text:span></text:p>
      <text:p text:style-name="P17"/>
      <text:p text:style-name="P20">As you will explore today, utilising these clients enables you to quickly add publish/subscribe messaging capabilities to your applications when used alongside an MQTT compatible messaging server.</text:p>
      <text:p text:style-name="P20"/>
      <text:p text:style-name="P8">Which MQTT Server will be used</text:p>
      <text:p text:style-name="P20">In this lab session we will be making use of the IBM MessageSight for Developers Virtual Appliance.</text:p>
      <text:p text:style-name="P20"/>
      <text:p text:style-name="P20">The IBM MessageSight offering is a server product specifically designed to act as the messaging <text:soft-page-break/>backbone for Internet of Things (IoT) and mobile environments. <text:s/>It provides a secure, <text:span text:style-name="T14">high-performance, simple to configure, messaging infrastructure capable of supporting large numbers of concurrently connected client devices.</text:span></text:p>
      <text:p text:style-name="P20"/>
      <text:p text:style-name="P39"><text:span text:style-name="T15">The lab host will run a single instance of the</text:span> <text:span text:style-name="T14">MessageSight Virtual Appliance and provide you with the details necessary to connect the MQTT client you will use.</text:span></text:p>
      <text:p text:style-name="P5"/>
      <text:p text:style-name="P9">Overview of the game <text:span text:style-name="T17">and the primary task</text:span></text:p>
      <text:p text:style-name="P21">The application to which you will be adding messaging is a simple JavaScript game that runs in the browser.</text:p>
      <text:p text:style-name="P21"/>
      <text:p text:style-name="P21">Initially, the game consists of a single spaceship (represented by blue triangle) <text:span text:style-name="T1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1"/>
      <text:p text:style-name="P22">In its initial state, the game is not particularly interesting. <text:s/>It would be much better if there were other ships, controlled by other players, which you could battle against.</text:p>
      <text:p text:style-name="P22"/>
      <text:p text:style-name="P22">In fact, the game code does include the logic to handle multiple <text:span text:style-name="T17">remote</text:span> players <text:span text:style-name="T17">via functions which accept remote player key-strokes and ship updates</text:span>. <text:s/><text:span text:style-name="T17">What's missing however, is a means to send/receive this data to/from other players.</text:span></text:p>
      <text:p text:style-name="P22"/>
      <text:p text:style-name="P23">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3"/>
      <text:p text:style-name="P23">Before <text:span text:style-name="T23">providing instruction on how to proceed with</text:span> the implementation, an overview of the high level architecture of the game, and the design of the multiplayer logic <text:span text:style-name="T24">is provided</text:span>.</text:p>
      <text:p text:style-name="P23"/>
      <text:p text:style-name="P10">High Level Game Architecture</text:p>
      <text:p text:style-name="P24">At its simplest, a video game is an application which presents a rendered image which is updated over time based on some simulation and/or player input. <text:s/>This is achieved by creating an application loop that performs the following tasks over and over:</text:p>
      <text:p text:style-name="P24"/>
      <text:list xml:id="list6317677392416655887" text:style-name="L1">
        <text:list-item>
          <text:p text:style-name="P25">gather player input</text:p>
        </text:list-item>
        <text:list-item>
          <text:p text:style-name="P25">update the simulation (using input and/or some other calculations eg. physics)</text:p>
        </text:list-item>
        <text:list-item>
          <text:p text:style-name="P25">render the current view of the game world to the screen</text:p>
          <text:p text:style-name="P25"/>
        </text:list-item>
      </text:list>
      <text:p text:style-name="P24">This <text:span text:style-name="T4">game loop</text:span><text:span text:style-name="T6"> occurs many times per second (eg 60 times per second), and creates the illusion of an interactive moving image.</text:span></text:p>
      <text:p text:style-name="P29"/>
      <text:p text:style-name="P23">The two most important elements of the <text:span text:style-name="T32">simulation in this </text:span>game are the <text:span text:style-name="T18">controllable ships </text:span>and the <text:span text:style-name="T18">projectiles</text:span>.</text:p>
      <text:p text:style-name="P23"/>
      <text:p text:style-name="P23"><text:soft-page-break/>The <text:span text:style-name="T18">controllable ships</text:span> are JavaScript objects represented by an on-screen triangle, and contain logic to rotate and move based on whether particular keys are pressed.</text:p>
      <text:p text:style-name="P23"/>
      <text:p text:style-name="P23">The <text:span text:style-name="T18">projectiles</text:span> are JavaScript objects represented by an on-screen dot, and contain simple logic to move based on an initial starting position and a constant velocity. <text:s/>The object <text:span text:style-name="T25">also</text:span> has the concept of a 'lifetime', which is a number of seconds that the object will remain active for, before dissapearing.</text:p>
      <text:p text:style-name="P23"/>
      <text:p text:style-name="P26">The <text:span text:style-name="T25">instances of</text:span> <text:span text:style-name="T18">controllable ships</text:span> and <text:span text:style-name="T18">projectiles</text:span> that exist in the game are contained within a <text:span text:style-name="T18">game scene</text:span> object. <text:s/><text:span text:style-name="T25">This object provides the orchestration of </text:span><text:span text:style-name="T19">step 2</text:span><text:span text:style-name="T25"> in the </text:span><text:span text:style-name="T5">game loop</text:span><text:span text:style-name="T9"> – it ensures that all of the elements in the simulation (namely the </text:span><text:span text:style-name="T10">ships </text:span><text:span text:style-name="T9">and </text:span><text:span text:style-name="T10">projectiles</text:span><text:span text:style-name="T9">) are updated before their on-screen representations are displayed.</text:span></text:p>
      <text:p text:style-name="P30"/>
      <text:p text:style-name="P31">Another important function fulfilled by the <text:span text:style-name="T18">game scene</text:span> object is collision detection and collision response between the <text:span text:style-name="T18">ships</text:span> and the <text:span text:style-name="T18">projectiles</text:span>. <text:s/>Each time through the <text:span text:style-name="T4">game loop</text:span>, after updating the positions of all the <text:span text:style-name="T18">ships </text:span>and <text:span text:style-name="T18">projectiles</text:span>, the <text:span text:style-name="T18">game scene</text:span> check<text:span text:style-name="T29">s</text:span> whether the player ship has been hit by any of the <text:span text:style-name="T18">projectiles</text:span> which were fired by the remote players.</text:p>
      <text:p text:style-name="P31"/>
      <text:p text:style-name="P32">If a collision is detected, then the <text:span text:style-name="T32">response</text:span> issued by the <text:span text:style-name="T18">game scene</text:span> is to remove the <text:span text:style-name="T18">projectile</text:span> from the simulation and to reset (zero out) the <text:span text:style-name="T18">ship's</text:span> position and velocity and to remove it from the simulation for a small number of seconds (i.e. a cool-down after being hit by a <text:span text:style-name="T18">projectile</text:span>).</text:p>
      <text:p text:style-name="P33"/>
      <text:p text:style-name="P38">Game <text:span text:style-name="T26">Multiplayer</text:span> Networking Design</text:p>
      <text:p text:style-name="P35">The basic principle of a multiplayer game is that several instances <text:span text:style-name="T29">(clients)</text:span> of a game agree on the state of a simulation, and changes caused by a local player in one instance are reflected in the other, remote, instances of the game and vice versa.</text:p>
      <text:p text:style-name="P35"/>
      <text:p text:style-name="P35">This game adopts <text:span text:style-name="T32">non-authoritative</text:span> model, in that there isn't a central multiplayer server which updates the simulation based on input from multiple clients. <text:s/>Instead, each client (instance of the game) performs local simulation of all the objects in the game.</text:p>
      <text:p text:style-name="P35"/>
      <text:p text:style-name="P35">In order to ensure that the <text:span text:style-name="T32">simulations</text:span> are kept in synchronisation across all instances of the game, certain local events are published to topics. <text:s/>Each game client subscribes to these topics in order to receive updates from other game instances. <text:s/>This remote data is used to affect the local simulation.</text:p>
      <text:p text:style-name="P35"/>
      <text:p text:style-name="P35">The local events/data which each game client publishes can be grouped into three main categories:</text:p>
      <text:p text:style-name="P35"/>
      <text:list xml:id="list6631634793982622558" text:style-name="L2">
        <text:list-item>
          <text:p text:style-name="P36">ship information</text:p>
        </text:list-item>
        <text:list-item>
          <text:p text:style-name="P36">projectile information</text:p>
        </text:list-item>
        <text:list-item>
          <text:p text:style-name="P36">collision information</text:p>
        </text:list-item>
      </text:list>
      <text:p text:style-name="P35"/>
      <text:p text:style-name="P35"><text:span text:style-name="T18">Ship information</text:span> <text:s/><text:span text:style-name="T28">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27">data, when received by another game instance, is used to override the local simulation of a remote player </text:span><text:soft-page-break/><text:span text:style-name="T27">ship. <text:s/>This is done to ensure that differences in timing/floating point rounding don't cause the simulations to become too far out of sync.</text:span></text:p>
      <text:p text:style-name="P35"/>
      <text:p text:style-name="P37"><text:span text:style-name="T18">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37"/>
      <text:p text:style-name="P37"><text:span text:style-name="T18">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29">against </text:span>the local player – which means that each client is the authority on whether or not a projectile hit the local player ship in <text:span text:style-name="T29">it's</text:span> simulation. <text:s/>This is too ensure that there is no potential discrepancy between the multiple simulations (eg. where some clients believe that a ship was hit, but all the other clients do not).</text:p>
      <text:p text:style-name="P34"/>
      <text:p text:style-name="P40"><text:span text:style-name="T20">L</text:span><text:span text:style-name="T21">ab </text:span><text:span text:style-name="T20">I</text:span><text:span text:style-name="T21">nstructions</text:span></text:p>
      <text:p text:style-name="P11"/>
      <text:p text:style-name="P40"><text:span text:style-name="T22">1: </text:span><text:span text:style-name="T20">Download and extract the project</text:span></text:p>
      <text:p text:style-name="P12"/>
      <text:p text:style-name="P41"><text:span text:style-name="T22">2: </text:span><text:span text:style-name="T18">Verify the starting project works</text:span></text:p>
      <text:p text:style-name="P12"/>
      <text:p text:style-name="P41"><text:span text:style-name="T22">3: </text:span><text:span text:style-name="T18">Setup the MQTT server connection details</text:span></text:p>
      <text:p text:style-name="P12"/>
      <text:p text:style-name="P13">4: Implement the function to connect to the MQTT server</text:p>
      <text:p text:style-name="P13"/>
      <text:p text:style-name="P13">5: Implement the function to publish messages</text:p>
      <text:p text:style-name="P13"/>
      <text:p text:style-name="P13">6: Implement the function to subscribe to topics</text:p>
      <text:p text:style-name="P13"/>
      <text:p text:style-name="P13">7: Implement the function to handle the receipt of messages</text:p>
      <text:p text:style-name="P13"/>
      <text:p text:style-name="P13">Lab Summary</text:p>
      <text:p text:style-name="P27">What did we do / achieve. <text:s/>How good is that?!</text:p>
      <text:p text:style-name="P27"/>
      <text:p text:style-name="P13">Appendices</text:p>
      <text:p text:style-name="P27">Finished reference code for <text:span text:style-name="T33">each</text:span> function…</text:p>
      <text:p text:style-name="P27"/>
      <text:p text:style-name="P14">References</text:p>
      <text:p text:style-name="P27">Links to MessageSight info, Paho info, MQTT info, credits for <text:span text:style-name="T33">third</text:span> party stuff ( eg three js)</text:p>
      <text:p text:style-name="P12"/>
      <text:p text:style-name="P12"/>
      <text:list xml:id="list3068774126763718804" text:style-name="L3">
        <text:list-item>
          <text:p text:style-name="P1"><text:span text:style-name="T31">Start internet explorer. <text:s/>The home page should be set to </text:span><text:a xlink:type="simple" xlink:href="http://leo-davison.github.io/MQTTShooter/" text:style-name="Internet_20_link" text:visited-style-name="Visited_20_Internet_20_Link"><text:span text:style-name="T31">http://leo-davison.github.io/MQTTShooter/</text:span></text:a><text:span text:style-name="T31">, if not, navigate there.</text:span></text:p>
        </text:list-item>
        <text:list-item>
          <text:p text:style-name="P42">Click on the “Download as .zip” link, and select “save” in the internet explorer dialogue that appears at the bottom of the page.</text:p>
        </text:list-item>
        <text:list-item>
          <text:p text:style-name="P42"><text:soft-page-break/>When the download has finished, select “Open Folder” from the internet explorer <text:s/><text:span text:style-name="T34">dialogue</text:span> that appears at the bottom of the page.</text:p>
        </text:list-item>
        <text:list-item>
          <text:p text:style-name="P42">Right click on the downloaded zip and click on “7-Zip → Extract Here” to unpack the zip.</text:p>
        </text:list-item>
        <text:list-item>
          <text:p text:style-name="P42">Inside the extracted folder, you should see a number of sub folders such as “referenceSolution” and “startingPoint”.</text:p>
        </text:list-item>
        <text:list-item>
          <text:p text:style-name="P42">Navigate into the “startingPoint” folder and open the “index.html” file with Internet Explorer.</text:p>
        </text:list-item>
        <text:list-item>
          <text:p text:style-name="P42">When internet explorer opens, the window will be bla<text:span text:style-name="T2">n</text:span>k and there will be a <text:span text:style-name="T34">dialogue</text:span> at the bottom of the page which says “Internet Explorer restricted this <text:span text:style-name="T34">web page</text:span> from running scripts or ActiveX controls”. <text:s/>Click on the “Allow blocked content” button on the dialogue to allow the game to start. <text:s/>(If the dialogue disappears before you are able to click the button, just refresh the page).</text:p>
        </text:list-item>
        <text:list-item>
          <text:p text:style-name="P42">You should now see a triangle representing the player space ship, atop a black background and a light gr<text:span text:style-name="T34">e</text:span>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42">Back in the “startingPoint” folder, where you opened the “index.html” page, notice that there is a folder called “js”. <text:s/>This folder contains all of the <text:span text:style-name="T34">JavaScript</text:span> code for the game, and the start of the Networking code. <text:s/>Navigate into the “js” folder <text:span text:style-name="T1">and then the “Networking” folder </text:span>now.</text:p>
        </text:list-item>
        <text:list-item>
          <text:p text:style-name="P43">Inside the “Networking” folder open the GameNetworking.js and MQTTUtils.js files with Notepad++.</text:p>
        </text:list-item>
        <text:list-item>
          <text:p text:style-name="P43">The “GameNetworking.js” file acts as the interface between the messages received over MQTT and the game scene. <text:s/>There are two variables in this file that you will need to modify - “Networking.gameName” and “Networking.server”. <text:s/></text:p>
          <text:list>
            <text:list-item>
              <text:p text:style-name="P43">The “Networkng.server” variable determines the MQTT server that will be connected to for messaging and the appropriate value will be provided to you by the session host. <text:s/></text:p>
            </text:list-item>
            <text:list-item>
              <text:p text:style-name="P43">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44">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5:21:07.051656882</dc:date>
    <dc:creator>Leo Davison</dc:creator>
    <meta:editing-duration>PT3H58M30S</meta:editing-duration>
    <meta:editing-cycles>25</meta:editing-cycles>
    <meta:generator>LibreOffice/4.4.5.2$Linux_X86_64 LibreOffice_project/40$Build-2</meta:generator>
    <meta:document-statistic meta:table-count="0" meta:image-count="0" meta:object-count="0" meta:page-count="5" meta:paragraph-count="73" meta:word-count="2071" meta:character-count="12796" meta:non-whitespace-character-count="10767"/>
  </office:meta>
</office:document-meta>
</file>